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311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2.3346in"/>
    </style:style>
    <style:style style:name="co5" style:family="table-column">
      <style:table-column-properties fo:break-before="auto" style:column-width="1.6465in"/>
    </style:style>
    <style:style style:name="co6" style:family="table-column">
      <style:table-column-properties fo:break-before="auto" style:column-width="1.248in"/>
    </style:style>
    <style:style style:name="co7" style:family="table-column">
      <style:table-column-properties fo:break-before="auto" style:column-width="2.4209in"/>
    </style:style>
    <style:style style:name="co8" style:family="table-column">
      <style:table-column-properties fo:break-before="auto" style:column-width="1.3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54in double #000000" style:border-line-width-bottom="0.0008in 0.0138in 0.0008in" fo:border-left="0.0008in solid #000000" fo:padding-bottom="0.0193in" fo:padding-left="0.0138in" fo:padding-right="0.0138in" fo:padding-top="0.0193in" fo:border-right="0.0008in solid #000000" fo:border-top="none"/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154in double #000000" style:border-line-width-top="0.0008in 0.0138in 0.0008in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none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none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0154in double #000000" style:border-line-width-bottom="0.0008in 0.0138in 0.0008in" fo:border-left="0.0008in solid #000000" fo:padding-bottom="0.0193in" fo:padding-left="0.0138in" fo:padding-right="0.0138in" fo:padding-top="0.0193in" fo:border-right="0.0008in solid #000000" fo:border-top="0.0008in solid #000000"/>
      <style:text-properties fo:font-size="8pt" style:font-size-asian="8pt" style:font-size-complex="8pt"/>
    </style:style>
    <style:style style:name="ce8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padding-bottom="0.0193in" fo:padding-left="0.0138in" fo:padding-right="0.0138in" fo:padding-top="0.0193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008in solid #000000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154in double #000000" style:border-line-width-bottom="0.0008in 0.0138in 0.0008in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154in double #000000" style:border-line-width-bottom="0.0008in 0.0138in 0.0008in" fo:border-left="0.0008in solid #000000" fo:padding-bottom="0.0193in" fo:padding-left="0.0138in" fo:padding-right="0.0138in" fo:padding-top="0.0193in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0154in double #000000" style:border-line-width-bottom="0.0008in 0.0138in 0.0008in" fo:border-left="0.0008in solid #000000" fo:padding-bottom="0.0193in" fo:padding-left="0.0138in" fo:padding-right="0.0138in" fo:padding-top="0.0193in" fo:border-right="0.0008in solid #000000" fo:border-top="0.0154in double #000000" style:border-line-width-top="0.0008in 0.0138in 0.0008in"/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8pt" style:text-underline-style="solid" style:text-underline-width="auto" style:text-underline-color="font-color" style:font-size-asian="8pt" style:font-size-complex="8pt"/>
    </style:style>
    <style:style style:name="ce19" style:family="table-cell" style:parent-style-name="Default">
      <style:table-cell-properties fo:border-bottom="0.0154in double #000000" style:border-line-width-bottom="0.0008in 0.0138in 0.0008in" fo:border-left="0.0008in solid #000000" fo:padding-bottom="0.0193in" fo:padding-left="0.0138in" fo:padding-right="0.0138in" fo:padding-top="0.0193in" fo:border-right="0.0008in solid #000000" fo:border-top="none"/>
      <style:text-properties fo:font-size="8pt" style:text-underline-style="solid" style:text-underline-width="auto" style:text-underline-color="font-color" style:font-size-asian="8pt" style:font-size-complex="8pt"/>
    </style:style>
    <style:style style:name="ce20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none"/>
    </style:style>
    <style:style style:name="ce21" style:family="table-cell" style:parent-style-name="Default">
      <style:table-cell-properties fo:border="0.0008in solid #000000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none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0154in double #000000" style:border-line-width-bottom="0.0008in 0.0138in 0.0008in" fo:border-left="none" fo:border-right="none" fo:border-top="none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0008in solid #000000" fo:border-left="0.0008in solid #000000" fo:border-right="0.0008in solid #000000" fo:border-top="none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0.0154in double #000000" style:border-line-width-bottom="0.0008in 0.0138in 0.0008in" fo:border-left="0.0008in solid #000000" fo:padding-bottom="0.0193in" fo:padding-left="0.0138in" fo:padding-right="0.0138in" fo:padding-top="0.0193in" fo:border-right="0.0154in double #000000" style:border-line-width-right="0.0008in 0.0138in 0.0008in" fo:border-top="0.0154in double #000000" style:border-line-width-top="0.0008in 0.0138in 0.0008in"/>
      <style:text-properties fo:font-size="8pt" style:font-size-asian="8pt" style:font-size-complex="8pt"/>
    </style:style>
    <style:style style:name="ce28" style:family="table-cell" style:parent-style-name="Default">
      <style:table-cell-properties fo:background-color="transparent" fo:border="0.0138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13"/>
        <table:table-column table:style-name="co4" table:default-cell-style-name="ce8"/>
        <table:table-column table:style-name="co5" table:default-cell-style-name="ce8"/>
        <table:table-column table:style-name="co6" table:default-cell-style-name="ce21"/>
        <table:table-column table:style-name="co7" table:default-cell-style-name="ce8"/>
        <table:table-column table:style-name="co8" table:default-cell-style-name="Default"/>
        <table:table-row table:style-name="ro1">
          <table:table-cell table:style-name="ce1" office:value-type="string">
            <text:p>Transition #</text:p>
          </table:table-cell>
          <table:table-cell table:style-name="ce10" office:value-type="string">
            <text:p>Event</text:p>
          </table:table-cell>
          <table:table-cell table:style-name="ce1" office:value-type="string">
            <text:p>Conditions</text:p>
          </table:table-cell>
          <table:table-cell table:style-name="ce1" office:value-type="string">
            <text:p>Actions</text:p>
          </table:table-cell>
          <table:table-cell table:style-name="ce1" office:value-type="string">
            <text:p>TmrPeriod</text:p>
          </table:table-cell>
          <table:table-cell table:style-name="ce1" office:value-type="string">
            <text:p>Spec (“LocalXXX”: NOT Defined in Spec)</text:p>
          </table:table-cell>
          <table:table-cell office:value-type="string">
            <text:p>Event Types: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I</text:p>
          </table:table-cell>
          <table:table-cell table:style-name="ce16"/>
          <table:table-cell table:style-name="ce17"/>
          <table:table-cell table:style-name="ce16" office:value-type="string">
            <text:p>Remaining</text:p>
          </table:table-cell>
          <table:table-cell table:style-name="ce27" office:value-type="string">
            <text:p>ReceivedInvalidFrame</text:p>
          </table:table-cell>
          <table:table-cell office:value-type="string">
            <text:p>I: Invalid frame rcvd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2" office:value-type="string">
            <text:p>V</text:p>
          </table:table-cell>
          <table:table-cell table:style-name="ce9" office:value-type="string">
            <text:p>DstAddr!=TS</text:p>
          </table:table-cell>
          <table:table-cell table:style-name="ce9"/>
          <table:table-cell table:style-name="ce8" office:value-type="string">
            <text:p>NO_TKN_TIME</text:p>
          </table:table-cell>
          <table:table-cell table:style-name="ce9" office:value-type="string">
            <text:p>ReceivedUnwantedFrame</text:p>
          </table:table-cell>
          <table:table-cell office:value-type="string">
            <text:p>V: Valid frame rcvd</text:p>
          </table:table-cell>
        </table:table-row>
        <table:table-row table:style-name="ro1">
          <table:table-cell table:style-name="ce3"/>
          <table:table-cell table:style-name="ce12"/>
          <table:table-cell table:style-name="ce9" office:value-type="string">
            <text:p>&amp;&amp; (DstAddr!=Bcast</text:p>
          </table:table-cell>
          <table:table-cell table:style-name="ce9"/>
          <table:table-cell/>
          <table:table-cell table:style-name="ce9"/>
          <table:table-cell office:value-type="string">
            <text:p>B: Byte (octet) rcvd</text:p>
          </table:table-cell>
        </table:table-row>
        <table:table-row table:style-name="ro1">
          <table:table-cell table:style-name="ce3"/>
          <table:table-cell table:style-name="ce12"/>
          <table:table-cell table:style-name="ce9" office:value-type="string">
            <text:p>|| FrameType==TEST_REQ</text:p>
          </table:table-cell>
          <table:table-cell table:style-name="ce9"/>
          <table:table-cell/>
          <table:table-cell table:style-name="ce9"/>
          <table:table-cell office:value-type="string">
            <text:p>E: Byte error</text:p>
          </table:table-cell>
        </table:table-row>
        <table:table-row table:style-name="ro1">
          <table:table-cell table:style-name="ce4"/>
          <table:table-cell table:style-name="ce10"/>
          <table:table-cell table:style-name="ce1" office:value-type="string">
            <text:p>|| FrameType==TOKEN)</text:p>
          </table:table-cell>
          <table:table-cell table:style-name="ce1"/>
          <table:table-cell table:style-name="ce22"/>
          <table:table-cell table:style-name="ce1"/>
          <table:table-cell office:value-type="string">
            <text:p>T: Timeou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V</text:p>
          </table:table-cell>
          <table:table-cell table:style-name="ce9" office:value-type="string">
            <text:p>DstAddr==TS</text:p>
          </table:table-cell>
          <table:table-cell office:value-type="string">
            <text:p>PostDataToClient</text:p>
          </table:table-cell>
          <table:table-cell table:style-name="ce8" office:value-type="string">
            <text:p>NO_TKN_TIME</text:p>
          </table:table-cell>
          <table:table-cell office:value-type="string">
            <text:p>ReceivedDataNoReply</text:p>
          </table:table-cell>
          <table:table-cell table:style-name="ce28"/>
        </table:table-row>
        <table:table-row table:style-name="ro1">
          <table:table-cell table:number-columns-repeated="2"/>
          <table:table-cell table:style-name="ce9" office:value-type="string">
            <text:p>|| (DstAddr==Bcast</text:p>
          </table:table-cell>
          <table:table-cell/>
          <table:table-cell table:style-name="ce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>
            <text:p>&amp;&amp; (FrameType==TEST_RESP</text:p>
          </table:table-cell>
          <table:table-cell/>
          <table:table-cell table:style-name="ce8"/>
          <table:table-cell table:number-columns-repeated="2"/>
        </table:table-row>
        <table:table-row table:style-name="ro1">
          <table:table-cell table:style-name="ce6"/>
          <table:table-cell table:style-name="ce14"/>
          <table:table-cell table:style-name="ce1" office:value-type="string">
            <text:p>|| FrameType==DATA_NO_REPLY))</text:p>
          </table:table-cell>
          <table:table-cell table:style-name="ce7" table:number-columns-repeated="3"/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</text:p>
          </table:table-cell>
          <table:table-cell table:style-name="ce9" office:value-type="string">
            <text:p>DstAddr==Bcast</text:p>
          </table:table-cell>
          <table:table-cell office:value-type="string">
            <text:p>PostDataToClient</text:p>
          </table:table-cell>
          <table:table-cell table:style-name="ce8" office:value-type="string">
            <text:p>NO_TKN_TIME</text:p>
          </table:table-cell>
          <table:table-cell office:value-type="string">
            <text:p>BroadcastDataNeedingReply</text:p>
          </table:table-cell>
          <table:table-cell/>
        </table:table-row>
        <table:table-row table:style-name="ro1">
          <table:table-cell table:style-name="ce1"/>
          <table:table-cell table:style-name="ce10"/>
          <table:table-cell table:style-name="ce1" office:value-type="string">
            <text:p>&amp;&amp; FrameType==DATA_REPLY</text:p>
          </table:table-cell>
          <table:table-cell table:style-name="ce1"/>
          <table:table-cell table:style-name="ce23"/>
          <table:table-cell table:style-name="ce1"/>
          <table:table-cell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12" office:value-type="string">
            <text:p>V</text:p>
          </table:table-cell>
          <table:table-cell table:style-name="ce9" office:value-type="string">
            <text:p>DstAddr==TS</text:p>
          </table:table-cell>
          <table:table-cell table:style-name="ce9" office:value-type="string">
            <text:p>FmtPfmReply</text:p>
          </table:table-cell>
          <table:table-cell office:value-type="string">
            <text:p>ReplyDelayTime</text:p>
          </table:table-cell>
          <table:table-cell table:style-name="ce9" office:value-type="string">
            <text:p>ReceivedPFM</text:p>
          </table:table-cell>
          <table:table-cell/>
        </table:table-row>
        <table:table-row table:style-name="ro1">
          <table:table-cell table:style-name="ce4"/>
          <table:table-cell table:style-name="ce15"/>
          <table:table-cell table:style-name="ce4" office:value-type="string">
            <text:p>&amp;&amp; FrameType==PFM</text:p>
          </table:table-cell>
          <table:table-cell table:style-name="ce4"/>
          <table:table-cell table:style-name="ce24"/>
          <table:table-cell table:style-name="ce4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</text:p>
          </table:table-cell>
          <table:table-cell table:style-name="ce9" office:value-type="string">
            <text:p>DstAddr==TS</text:p>
          </table:table-cell>
          <table:table-cell office:value-type="string">
            <text:p>PostDataToClient</text:p>
          </table:table-cell>
          <table:table-cell office:value-type="string">
            <text:p>ReplyDelayTime</text:p>
          </table:table-cell>
          <table:table-cell office:value-type="string">
            <text:p>ReceivedDataNeedingReply(DATA_REPLY)</text:p>
          </table:table-cell>
          <table:table-cell/>
        </table:table-row>
        <table:table-row table:style-name="ro1">
          <table:table-cell table:style-name="ce4"/>
          <table:table-cell table:style-name="ce15"/>
          <table:table-cell table:style-name="ce4" office:value-type="string">
            <text:p>&amp;&amp; FrameType==DATA_REPLY</text:p>
          </table:table-cell>
          <table:table-cell table:style-name="ce4" office:value-type="string">
            <text:p>FmtPostponeReply</text:p>
          </table:table-cell>
          <table:table-cell table:style-name="ce24"/>
          <table:table-cell table:style-name="ce4"/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</text:p>
          </table:table-cell>
          <table:table-cell table:style-name="ce9" office:value-type="string">
            <text:p>DstAddr==TS</text:p>
          </table:table-cell>
          <table:table-cell office:value-type="string">
            <text:p>PostDataToClient</text:p>
          </table:table-cell>
          <table:table-cell office:value-type="string">
            <text:p>ReplyDelayTime</text:p>
          </table:table-cell>
          <table:table-cell office:value-type="string">
            <text:p>ReceivedDataNeedingReply(TEST_REQ)</text:p>
          </table:table-cell>
          <table:table-cell/>
        </table:table-row>
        <table:table-row table:style-name="ro1">
          <table:table-cell table:style-name="ce6"/>
          <table:table-cell table:style-name="ce14"/>
          <table:table-cell table:style-name="ce1" office:value-type="string">
            <text:p>&amp;&amp; FrameType==TEST_REQ</text:p>
          </table:table-cell>
          <table:table-cell table:style-name="ce7" office:value-type="string">
            <text:p>FmtTestResp</text:p>
          </table:table-cell>
          <table:table-cell table:style-name="ce22"/>
          <table:table-cell table:style-name="ce7"/>
          <table:table-cell/>
        </table:table-row>
        <table:table-row table:style-name="ro1">
          <table:table-cell table:style-name="ce6" office:value-type="float" office:value="8">
            <text:p>8</text:p>
          </table:table-cell>
          <table:table-cell table:style-name="ce14" office:value-type="string">
            <text:p>B || E || V || I</text:p>
          </table:table-cell>
          <table:table-cell table:style-name="ce7"/>
          <table:table-cell table:style-name="ce7" office:value-type="string">
            <text:p>ResetInterface</text:p>
          </table:table-cell>
          <table:table-cell table:style-name="ce7" office:value-type="string">
            <text:p>NO_TKN_TIME</text:p>
          </table:table-cell>
          <table:table-cell table:style-name="ce7" office:value-type="string">
            <text:p>LocalTokenViolation</text:p>
          </table:table-cell>
          <table:table-cell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11" office:value-type="string">
            <text:p>T</text:p>
          </table:table-cell>
          <table:table-cell table:style-name="ce16"/>
          <table:table-cell table:style-name="ce16" office:value-type="string">
            <text:p>SendPfmReply</text:p>
          </table:table-cell>
          <table:table-cell table:style-name="ce25" office:value-type="string">
            <text:p>XmtTime</text:p>
          </table:table-cell>
          <table:table-cell table:style-name="ce16" office:value-type="string">
            <text:p>LocalReplyDelayComplete</text:p>
          </table:table-cell>
          <table:table-cell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1" office:value-type="string">
            <text:p>T</text:p>
          </table:table-cell>
          <table:table-cell table:style-name="ce16"/>
          <table:table-cell table:style-name="ce16" office:value-type="string">
            <text:p>SendPostponeReply</text:p>
          </table:table-cell>
          <table:table-cell table:style-name="ce25" office:value-type="string">
            <text:p>XmtTime</text:p>
          </table:table-cell>
          <table:table-cell table:style-name="ce16" office:value-type="string">
            <text:p>LocalReplyDelayComplete</text:p>
          </table:table-cell>
          <table:table-cell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1" office:value-type="string">
            <text:p>T</text:p>
          </table:table-cell>
          <table:table-cell table:style-name="ce16"/>
          <table:table-cell table:style-name="ce16" office:value-type="string">
            <text:p>SendTestResp</text:p>
          </table:table-cell>
          <table:table-cell table:style-name="ce25" office:value-type="string">
            <text:p>XmtTime</text:p>
          </table:table-cell>
          <table:table-cell table:style-name="ce16" office:value-type="string">
            <text:p>LocalReplyDelayComplete</text:p>
          </table:table-cell>
          <table:table-cell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11" office:value-type="string">
            <text:p>V</text:p>
          </table:table-cell>
          <table:table-cell table:style-name="ce16" office:value-type="string">
            <text:p>RcvdFrame==SentFrame</text:p>
          </table:table-cell>
          <table:table-cell table:style-name="ce16"/>
          <table:table-cell table:style-name="ce25" office:value-type="string">
            <text:p>USAGE_TIME</text:p>
          </table:table-cell>
          <table:table-cell table:style-name="ce16" office:value-type="string">
            <text:p>LocalEchoVerify, Reply, DeferredReply</text:p>
          </table:table-cell>
          <table:table-cell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11" office:value-type="string">
            <text:p>V</text:p>
          </table:table-cell>
          <table:table-cell table:style-name="ce16" office:value-type="string">
            <text:p>RcvdFrame!=SentFrame</text:p>
          </table:table-cell>
          <table:table-cell table:style-name="ce16" office:value-type="string">
            <text:p>ResetInterface</text:p>
          </table:table-cell>
          <table:table-cell table:style-name="ce25" office:value-type="string">
            <text:p>USAGE_TIME</text:p>
          </table:table-cell>
          <table:table-cell table:style-name="ce16" office:value-type="string">
            <text:p>LocalEchoFailure</text:p>
          </table:table-cell>
          <table:table-cell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11" office:value-type="string">
            <text:p>T || I</text:p>
          </table:table-cell>
          <table:table-cell table:style-name="ce16"/>
          <table:table-cell table:style-name="ce16" office:value-type="string">
            <text:p>ResetInterface</text:p>
          </table:table-cell>
          <table:table-cell table:style-name="ce25" office:value-type="string">
            <text:p>USAGE_TIME</text:p>
          </table:table-cell>
          <table:table-cell table:style-name="ce16" office:value-type="string">
            <text:p>LocalEchoFailure</text:p>
          </table:table-cell>
          <table:table-cell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11" office:value-type="string">
            <text:p>T</text:p>
          </table:table-cell>
          <table:table-cell table:style-name="ce16"/>
          <table:table-cell table:style-name="ce16" office:value-type="string">
            <text:p>EventCount=0</text:p>
          </table:table-cell>
          <table:table-cell table:style-name="ce25" office:value-type="string">
            <text:p>NO_TKN_TIME+slot</text:p>
          </table:table-cell>
          <table:table-cell table:style-name="ce16" office:value-type="string">
            <text:p>LostToken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</text:p>
          </table:table-cell>
          <table:table-cell office:value-type="string">
            <text:p>DstAddr==TS</text:p>
          </table:table-cell>
          <table:table-cell office:value-type="string">
            <text:p>FrameCount=0</text:p>
          </table:table-cell>
          <table:table-cell office:value-type="string">
            <text:p>ReplyDelayTime</text:p>
          </table:table-cell>
          <table:table-cell office:value-type="string">
            <text:p>ReceivedToken</text:p>
          </table:table-cell>
          <table:table-cell/>
        </table:table-row>
        <table:table-row table:style-name="ro1">
          <table:table-cell table:style-name="ce6"/>
          <table:table-cell table:style-name="ce14"/>
          <table:table-cell table:style-name="ce7" office:value-type="string">
            <text:p>&amp;&amp; FrameType==TOKEN</text:p>
          </table:table-cell>
          <table:table-cell table:style-name="ce7" office:value-type="string">
            <text:p>SoleMaster=0</text:p>
          </table:table-cell>
          <table:table-cell table:style-name="ce22"/>
          <table:table-cell table:style-name="ce7"/>
          <table:table-cell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11" office:value-type="string">
            <text:p>(B+E) &gt;=4</text:p>
          </table:table-cell>
          <table:table-cell table:style-name="ce16" office:value-type="string">
            <text:p>EventCount &gt;= MIN_EVTS_ACTIVE</text:p>
          </table:table-cell>
          <table:table-cell table:style-name="ce16"/>
          <table:table-cell table:style-name="ce16" office:value-type="string">
            <text:p>Remaining</text:p>
          </table:table-cell>
          <table:table-cell table:style-name="ce16" office:value-type="string">
            <text:p>SawFrame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</text:p>
          </table:table-cell>
          <table:table-cell/>
          <table:table-cell office:value-type="string">
            <text:p>PS = (TS+1)</text:p>
          </table:table-cell>
          <table:table-cell office:value-type="string">
            <text:p>XmtTime</text:p>
          </table:table-cell>
          <table:table-cell office:value-type="string">
            <text:p>GenerateTok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mtPf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endPf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NS=T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RetryCount=0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14"/>
          <table:table-cell table:style-name="ce7"/>
          <table:table-cell table:style-name="ce7" office:value-type="string">
            <text:p>PfmTokenCount=0</text:p>
          </table:table-cell>
          <table:table-cell table:style-name="ce22"/>
          <table:table-cell table:style-name="ce7"/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 || I</text:p>
          </table:table-cell>
          <table:table-cell office:value-type="string">
            <text:p>SoleMaster==0</text:p>
          </table:table-cell>
          <table:table-cell office:value-type="string">
            <text:p>PS++</text:p>
          </table:table-cell>
          <table:table-cell office:value-type="string">
            <text:p>XmtTime</text:p>
          </table:table-cell>
          <table:table-cell office:value-type="string">
            <text:p>SendNextPFM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&amp;&amp; NS==TS</text:p>
          </table:table-cell>
          <table:table-cell office:value-type="string">
            <text:p>FmtPf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&amp;&amp; PS+1!=TS</text:p>
          </table:table-cell>
          <table:table-cell office:value-type="string">
            <text:p>SendPfm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14"/>
          <table:table-cell table:style-name="ce7"/>
          <table:table-cell table:style-name="ce7" office:value-type="string">
            <text:p>RetryCount=0</text:p>
          </table:table-cell>
          <table:table-cell table:style-name="ce22"/>
          <table:table-cell table:style-name="ce7"/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V</text:p>
          </table:table-cell>
          <table:table-cell office:value-type="string">
            <text:p>DstAddr!=TS</text:p>
          </table:table-cell>
          <table:table-cell/>
          <table:table-cell table:style-name="ce8" office:value-type="string">
            <text:p>NO_TKN_TIME</text:p>
          </table:table-cell>
          <table:table-cell office:value-type="string">
            <text:p>ReceivedUnexpectedFrame</text:p>
          </table:table-cell>
          <table:table-cell/>
        </table:table-row>
        <table:table-row table:style-name="ro1">
          <table:table-cell table:style-name="ce7"/>
          <table:table-cell table:style-name="ce14"/>
          <table:table-cell table:style-name="ce7" office:value-type="string">
            <text:p>|| FrameType!=PFM_REPLY</text:p>
          </table:table-cell>
          <table:table-cell table:style-name="ce7"/>
          <table:table-cell table:style-name="ce22"/>
          <table:table-cell table:style-name="ce7"/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</text:p>
          </table:table-cell>
          <table:table-cell office:value-type="string">
            <text:p>DstAddr==TS</text:p>
          </table:table-cell>
          <table:table-cell office:value-type="string">
            <text:p>SoleMaster=0</text:p>
          </table:table-cell>
          <table:table-cell office:value-type="string">
            <text:p>ReplyDelayTime</text:p>
          </table:table-cell>
          <table:table-cell office:value-type="string">
            <text:p>ReceivedReplyToPFM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&amp;&amp; FrameType==PFM_REPLY</text:p>
          </table:table-cell>
          <table:table-cell office:value-type="string">
            <text:p>NS=SrcAdd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EventCount=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FmtToke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PS=T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8" office:value-type="string">
            <text:p>PfmTokenCount=0</text:p>
          </table:table-cell>
          <table:table-cell table:style-name="ce8"/>
          <table:table-cell table:number-columns-repeated="2"/>
        </table:table-row>
        <table:table-row table:style-name="ro1">
          <table:table-cell table:style-name="ce7"/>
          <table:table-cell table:style-name="ce14"/>
          <table:table-cell table:style-name="ce7"/>
          <table:table-cell table:style-name="ce7" office:value-type="string">
            <text:p>RetryCount=0</text:p>
          </table:table-cell>
          <table:table-cell table:style-name="ce22"/>
          <table:table-cell table:style-name="ce7"/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T || I</text:p>
          </table:table-cell>
          <table:table-cell office:value-type="string">
            <text:p>SoleMaster==0</text:p>
          </table:table-cell>
          <table:table-cell office:value-type="string">
            <text:p>EventCount=0</text:p>
          </table:table-cell>
          <table:table-cell table:style-name="ce8" office:value-type="string">
            <text:p>XmtTime</text:p>
          </table:table-cell>
          <table:table-cell office:value-type="string">
            <text:p>DoneWithPFM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&amp;&amp; NS!=TS</text:p>
          </table:table-cell>
          <table:table-cell office:value-type="string">
            <text:p>FmtToken</text:p>
          </table:table-cell>
          <table:table-cell table:style-name="ce8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endToken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14"/>
          <table:table-cell table:style-name="ce7"/>
          <table:table-cell table:style-name="ce7" office:value-type="string">
            <text:p>RetryCount=0</text:p>
          </table:table-cell>
          <table:table-cell table:style-name="ce22"/>
          <table:table-cell table:style-name="ce7"/>
          <table:table-cell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10" office:value-type="string">
            <text:p>T || I</text:p>
          </table:table-cell>
          <table:table-cell table:style-name="ce1" office:value-type="string">
            <text:p>SoleMaster==1</text:p>
          </table:table-cell>
          <table:table-cell table:style-name="ce1" office:value-type="string">
            <text:p>FrameCount=0</text:p>
          </table:table-cell>
          <table:table-cell table:style-name="ce23" office:value-type="string">
            <text:p>TBD: UseToken</text:p>
          </table:table-cell>
          <table:table-cell table:style-name="ce1" office:value-type="string">
            <text:p>SoleMaster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 || I</text:p>
          </table:table-cell>
          <table:table-cell office:value-type="string">
            <text:p>SoleMaster==0</text:p>
          </table:table-cell>
          <table:table-cell office:value-type="string">
            <text:p>SoleMaster=1</text:p>
          </table:table-cell>
          <table:table-cell office:value-type="string">
            <text:p>TBD:UseToken</text:p>
          </table:table-cell>
          <table:table-cell office:value-type="string">
            <text:p>DeclareSoleMast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&amp;&amp; NS==TS</text:p>
          </table:table-cell>
          <table:table-cell office:value-type="string">
            <text:p>FrameCount=0</text:p>
          </table:table-cell>
          <table:table-cell table:number-columns-repeated="3"/>
        </table:table-row>
        <table:table-row table:style-name="ro1">
          <table:table-cell table:style-name="ce8"/>
          <table:table-cell/>
          <table:table-cell office:value-type="string">
            <text:p>&amp;&amp; PS+1==TS</text:p>
          </table:table-cell>
          <table:table-cell table:number-columns-repeated="4"/>
        </table:table-row>
        <table:table-row table:style-name="ro1">
          <table:table-cell table:style-name="ce7" office:value-type="float" office:value="25">
            <text:p>25</text:p>
          </table:table-cell>
          <table:table-cell table:style-name="ce14" office:value-type="string">
            <text:p>V</text:p>
          </table:table-cell>
          <table:table-cell table:style-name="ce7" office:value-type="string">
            <text:p>RcvdFrame!=SentFrame</text:p>
          </table:table-cell>
          <table:table-cell table:style-name="ce7" office:value-type="string">
            <text:p>ResetInterface</text:p>
          </table:table-cell>
          <table:table-cell table:style-name="ce22" office:value-type="string">
            <text:p>USAGE_TIME</text:p>
          </table:table-cell>
          <table:table-cell table:style-name="ce7" office:value-type="string">
            <text:p>LocalEchoFailure</text:p>
          </table:table-cell>
          <table:table-cell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10" office:value-type="string">
            <text:p>T || I</text:p>
          </table:table-cell>
          <table:table-cell table:style-name="ce1"/>
          <table:table-cell table:style-name="ce1" office:value-type="string">
            <text:p>ResetInterface</text:p>
          </table:table-cell>
          <table:table-cell table:style-name="ce23" office:value-type="string">
            <text:p>USAGE_TIME</text:p>
          </table:table-cell>
          <table:table-cell table:style-name="ce1" office:value-type="string">
            <text:p>LocalEchoFailure</text:p>
          </table:table-cell>
          <table:table-cell/>
        </table:table-row>
        <table:table-row table:style-name="ro1">
          <table:table-cell table:style-name="ce6" office:value-type="float" office:value="27">
            <text:p>27</text:p>
          </table:table-cell>
          <table:table-cell table:style-name="ce14" office:value-type="string">
            <text:p>V</text:p>
          </table:table-cell>
          <table:table-cell table:style-name="ce7" office:value-type="string">
            <text:p>RcvdFrame==SentFrame</text:p>
          </table:table-cell>
          <table:table-cell table:style-name="ce7"/>
          <table:table-cell table:style-name="ce22" office:value-type="string">
            <text:p>USAGE_TIME</text:p>
          </table:table-cell>
          <table:table-cell table:style-name="ce7" office:value-type="string">
            <text:p>LocalEchoVerify</text:p>
          </table:table-cell>
          <table:table-cell/>
        </table:table-row>
        <table:table-row table:style-name="ro1">
          <table:table-cell table:style-name="ce7" office:value-type="float" office:value="28">
            <text:p>28</text:p>
          </table:table-cell>
          <table:table-cell table:style-name="ce14" office:value-type="string">
            <text:p>(B+E) &gt;=4</text:p>
          </table:table-cell>
          <table:table-cell table:style-name="ce7" office:value-type="string">
            <text:p>EventCount &gt;= MIN_EVTS_ACTIVE</text:p>
          </table:table-cell>
          <table:table-cell table:style-name="ce7"/>
          <table:table-cell table:style-name="ce7" office:value-type="string">
            <text:p>Remaining</text:p>
          </table:table-cell>
          <table:table-cell table:style-name="ce7" office:value-type="string">
            <text:p>SawTokenUser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T</text:p>
          </table:table-cell>
          <table:table-cell office:value-type="string">
            <text:p>RetryCount &gt;= MAX_RETRIES</text:p>
          </table:table-cell>
          <table:table-cell office:value-type="string">
            <text:p>PS=(NS+1)</text:p>
          </table:table-cell>
          <table:table-cell office:value-type="string">
            <text:p>XmtTime</text:p>
          </table:table-cell>
          <table:table-cell office:value-type="string">
            <text:p>FindNewSuccesso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mtPf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endPf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NS=T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RetryCount=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0"/>
          <table:table-cell table:style-name="ce1"/>
          <table:table-cell table:style-name="ce19" office:value-type="string">
            <text:p>PfmTokenCount=0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12" office:value-type="string">
            <text:p>T</text:p>
          </table:table-cell>
          <table:table-cell office:value-type="string">
            <text:p>RetryCount &lt; MAX_RETRIES</text:p>
          </table:table-cell>
          <table:table-cell table:style-name="ce9" office:value-type="string">
            <text:p>RetryCount++</text:p>
          </table:table-cell>
          <table:table-cell office:value-type="string">
            <text:p>XmtTime</text:p>
          </table:table-cell>
          <table:table-cell table:style-name="ce9" office:value-type="string">
            <text:p>RetrySendTok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mtToken</text:p>
          </table:table-cell>
          <table:table-cell table:style-name="ce8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endToken</text:p>
          </table:table-cell>
          <table:table-cell table:style-name="ce8"/>
          <table:table-cell table:number-columns-repeated="2"/>
        </table:table-row>
        <table:table-row table:style-name="ro1">
          <table:table-cell table:style-name="ce1"/>
          <table:table-cell table:style-name="ce10"/>
          <table:table-cell table:style-name="ce1"/>
          <table:table-cell table:style-name="ce1" office:value-type="string">
            <text:p>EventCount=0</text:p>
          </table:table-cell>
          <table:table-cell table:style-name="ce23"/>
          <table:table-cell table:style-name="ce1"/>
          <table:table-cell/>
        </table:table-row>
        <table:table-row table:style-name="ro1">
          <table:table-cell table:style-name="ce7" office:value-type="float" office:value="31">
            <text:p>31</text:p>
          </table:table-cell>
          <table:table-cell table:style-name="ce14" office:value-type="string">
            <text:p>V</text:p>
          </table:table-cell>
          <table:table-cell table:style-name="ce7" office:value-type="string">
            <text:p>RcvdFrame==SentFrame</text:p>
          </table:table-cell>
          <table:table-cell table:style-name="ce7"/>
          <table:table-cell table:style-name="ce22" office:value-type="string">
            <text:p>USAGE_TIME</text:p>
          </table:table-cell>
          <table:table-cell table:style-name="ce7" office:value-type="string">
            <text:p>LocalEchoVerify</text:p>
          </table:table-cell>
          <table:table-cell/>
        </table:table-row>
        <table:table-row table:style-name="ro1">
          <table:table-cell table:style-name="ce7" office:value-type="float" office:value="32">
            <text:p>32</text:p>
          </table:table-cell>
          <table:table-cell table:style-name="ce14" office:value-type="string">
            <text:p>V</text:p>
          </table:table-cell>
          <table:table-cell table:style-name="ce7" office:value-type="string">
            <text:p>RcvdFrame!=SentFrame</text:p>
          </table:table-cell>
          <table:table-cell table:style-name="ce7" office:value-type="string">
            <text:p>ResetInterface</text:p>
          </table:table-cell>
          <table:table-cell table:style-name="ce22" office:value-type="string">
            <text:p>USAGE_TIME</text:p>
          </table:table-cell>
          <table:table-cell table:style-name="ce7" office:value-type="string">
            <text:p>LocalEchoFailure</text:p>
          </table:table-cell>
          <table:table-cell/>
        </table:table-row>
        <table:table-row table:style-name="ro1">
          <table:table-cell table:style-name="ce7" office:value-type="float" office:value="33">
            <text:p>33</text:p>
          </table:table-cell>
          <table:table-cell table:style-name="ce14" office:value-type="string">
            <text:p>T || I</text:p>
          </table:table-cell>
          <table:table-cell table:style-name="ce7"/>
          <table:table-cell table:style-name="ce7" office:value-type="string">
            <text:p>ResetInterface</text:p>
          </table:table-cell>
          <table:table-cell table:style-name="ce22" office:value-type="string">
            <text:p>USAGE_TIME</text:p>
          </table:table-cell>
          <table:table-cell table:style-name="ce7" office:value-type="string">
            <text:p>LocalEchoFailure</text:p>
          </table:table-cell>
          <table:table-cell/>
        </table:table-row>
        <table:table-row table:style-name="ro1">
          <table:table-cell table:style-name="ce7" office:value-type="float" office:value="34">
            <text:p>34</text:p>
          </table:table-cell>
          <table:table-cell table:style-name="ce14" office:value-type="string">
            <text:p>T</text:p>
          </table:table-cell>
          <table:table-cell table:style-name="ce7" table:number-columns-repeated="2"/>
          <table:table-cell table:style-name="ce22" office:value-type="string">
            <text:p>TBD: UseToken</text:p>
          </table:table-cell>
          <table:table-cell table:style-name="ce7" office:value-type="string">
            <text:p>LocalReplyDelayComplete</text:p>
          </table:table-cell>
          <table:table-cell/>
        </table:table-row>
        <table:table-row table:style-name="ro1">
          <table:table-cell table:style-name="ce7" office:value-type="float" office:value="35">
            <text:p>35</text:p>
          </table:table-cell>
          <table:table-cell table:style-name="ce14" office:value-type="string">
            <text:p>B || E || V || I</text:p>
          </table:table-cell>
          <table:table-cell table:style-name="ce7"/>
          <table:table-cell table:style-name="ce7" office:value-type="string">
            <text:p>ResetInterface</text:p>
          </table:table-cell>
          <table:table-cell table:style-name="ce7" office:value-type="string">
            <text:p>NO_TKN_TIME</text:p>
          </table:table-cell>
          <table:table-cell table:style-name="ce7" office:value-type="string">
            <text:p>LocalTokenViolation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onditional</text:p>
          </table:table-cell>
          <table:table-cell office:value-type="string">
            <text:p>TxQEmpty==1</text:p>
          </table:table-cell>
          <table:table-cell office:value-type="string">
            <text:p>PfmTokenCount++</text:p>
          </table:table-cell>
          <table:table-cell office:value-type="string">
            <text:p>XmtTime</text:p>
          </table:table-cell>
          <table:table-cell office:value-type="string">
            <text:p>NothingToSend, SendToke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|| (FrameCount &gt;= MAX_FRAMES</text:p>
          </table:table-cell>
          <table:table-cell office:value-type="string">
            <text:p>FmtToke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&amp;&amp; (PfmTokenCount &lt; TOKENS_TRG</text:p>
          </table:table-cell>
          <table:table-cell office:value-type="string">
            <text:p>SendToke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|| NS==(TS+1))</text:p>
          </table:table-cell>
          <table:table-cell office:value-type="string">
            <text:p>RetryCount=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0"/>
          <table:table-cell table:style-name="ce1" office:value-type="string">
            <text:p>&amp;&amp; SoleMaster==0)</text:p>
          </table:table-cell>
          <table:table-cell table:style-name="ce1" office:value-type="string">
            <text:p>EventCount=0</text:p>
          </table:table-cell>
          <table:table-cell table:style-name="ce23"/>
          <table:table-cell table:style-name="ce1"/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onditional</text:p>
          </table:table-cell>
          <table:table-cell office:value-type="string">
            <text:p>TxQEmpty==1</text:p>
          </table:table-cell>
          <table:table-cell office:value-type="string">
            <text:p>PS=TS</text:p>
          </table:table-cell>
          <table:table-cell office:value-type="string">
            <text:p>XmtTime</text:p>
          </table:table-cell>
          <table:table-cell office:value-type="string">
            <text:p>ResetMaintenancePFM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|| (FrameCount &gt;= MAX_FRAMES</text:p>
          </table:table-cell>
          <table:table-cell office:value-type="string">
            <text:p>FmtToke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&amp;&amp; PfmTokenCount &gt;= TOKENS_TRG</text:p>
          </table:table-cell>
          <table:table-cell office:value-type="string">
            <text:p>SendToke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&amp;&amp; (PS+1)==NS</text:p>
          </table:table-cell>
          <table:table-cell office:value-type="string">
            <text:p>RetryCount=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&amp;&amp; SoleMaster==0)</text:p>
          </table:table-cell>
          <table:table-cell office:value-type="string">
            <text:p>EventCount=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0"/>
          <table:table-cell table:style-name="ce1"/>
          <table:table-cell table:style-name="ce1" office:value-type="string">
            <text:p>PfmTokenCount=1</text:p>
          </table:table-cell>
          <table:table-cell table:style-name="ce23"/>
          <table:table-cell table:style-name="ce1"/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onditional</text:p>
          </table:table-cell>
          <table:table-cell office:value-type="string">
            <text:p>TxQEmpty==1</text:p>
          </table:table-cell>
          <table:table-cell office:value-type="string">
            <text:p>PS++</text:p>
          </table:table-cell>
          <table:table-cell office:value-type="string">
            <text:p>XmtTime</text:p>
          </table:table-cell>
          <table:table-cell office:value-type="string">
            <text:p>SendMaintenancePFM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|| (FrameCount &gt;= MAX_FRAMES</text:p>
          </table:table-cell>
          <table:table-cell office:value-type="string">
            <text:p>FmtPf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&amp;&amp; PfmTokenCount &gt;= TOKENS_TRG</text:p>
          </table:table-cell>
          <table:table-cell office:value-type="string">
            <text:p>SendPfm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0"/>
          <table:table-cell table:style-name="ce1" office:value-type="string">
            <text:p>&amp;&amp; (PS+1)!=NS)</text:p>
          </table:table-cell>
          <table:table-cell table:style-name="ce1" office:value-type="string">
            <text:p>RetryCount=0</text:p>
          </table:table-cell>
          <table:table-cell table:style-name="ce23"/>
          <table:table-cell table:style-name="ce1"/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onditional</text:p>
          </table:table-cell>
          <table:table-cell office:value-type="string">
            <text:p>TxQEmpty==1</text:p>
          </table:table-cell>
          <table:table-cell office:value-type="string">
            <text:p>PS=(NS+1)</text:p>
          </table:table-cell>
          <table:table-cell office:value-type="string">
            <text:p>XmtTime</text:p>
          </table:table-cell>
          <table:table-cell office:value-type="string">
            <text:p>SoleMasterRestartMaintenancePFM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|| (FrameCount &gt;= MAX_FRAMES</text:p>
          </table:table-cell>
          <table:table-cell office:value-type="string">
            <text:p>FmtPf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&amp;&amp; PfmTokenCount &gt;= TOKENS_TRG</text:p>
          </table:table-cell>
          <table:table-cell office:value-type="string">
            <text:p>SendPf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&amp;&amp; (PS+1)==NS</text:p>
          </table:table-cell>
          <table:table-cell office:value-type="string">
            <text:p>NS=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&amp;&amp; SoleMaster==1)</text:p>
          </table:table-cell>
          <table:table-cell office:value-type="string">
            <text:p>RetryCount=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EventCount=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0"/>
          <table:table-cell table:style-name="ce1"/>
          <table:table-cell table:style-name="ce1" office:value-type="string">
            <text:p>PfmTokenCount=1</text:p>
          </table:table-cell>
          <table:table-cell table:style-name="ce23"/>
          <table:table-cell table:style-name="ce1"/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onditional</text:p>
          </table:table-cell>
          <table:table-cell office:value-type="string">
            <text:p>TxQEmpty==0</text:p>
          </table:table-cell>
          <table:table-cell office:value-type="string">
            <text:p>FmtFrame</text:p>
          </table:table-cell>
          <table:table-cell office:value-type="string">
            <text:p>XmtTime</text:p>
          </table:table-cell>
          <table:table-cell office:value-type="string">
            <text:p>SendNoWai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&amp;&amp; (FrameType==TEST_RESP</text:p>
          </table:table-cell>
          <table:table-cell office:value-type="string">
            <text:p>SendFra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|| FrameType==DATA_NO_REPLY</text:p>
          </table:table-cell>
          <table:table-cell office:value-type="string">
            <text:p>FrameCount++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|| (FrameType==DATA_REPLY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0"/>
          <table:table-cell table:style-name="ce1" office:value-type="string">
            <text:p>&amp;&amp; DstAddr==Bcast))</text:p>
          </table:table-cell>
          <table:table-cell table:style-name="ce1"/>
          <table:table-cell table:style-name="ce23"/>
          <table:table-cell table:style-name="ce1"/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onditional</text:p>
          </table:table-cell>
          <table:table-cell office:value-type="string">
            <text:p>TxQEmpty==0</text:p>
          </table:table-cell>
          <table:table-cell office:value-type="string">
            <text:p>FmtFrame</text:p>
          </table:table-cell>
          <table:table-cell office:value-type="string">
            <text:p>XmtTime</text:p>
          </table:table-cell>
          <table:table-cell office:value-type="string">
            <text:p>SendAndWai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&amp;&amp; (FrameType==TEST_REQ</text:p>
          </table:table-cell>
          <table:table-cell office:value-type="string">
            <text:p>SendFra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|| (FrameType==DATA_REPLY</text:p>
          </table:table-cell>
          <table:table-cell office:value-type="string">
            <text:p>FrameCount++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0"/>
          <table:table-cell table:style-name="ce1" office:value-type="string">
            <text:p>&amp;&amp; DstAddr!=Bcast))</text:p>
          </table:table-cell>
          <table:table-cell table:style-name="ce1"/>
          <table:table-cell table:style-name="ce23"/>
          <table:table-cell table:style-name="ce1"/>
          <table:table-cell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10" office:value-type="string">
            <text:p>V</text:p>
          </table:table-cell>
          <table:table-cell table:style-name="ce1" office:value-type="string">
            <text:p>RcvdFrame==SentFrame</text:p>
          </table:table-cell>
          <table:table-cell table:style-name="ce1"/>
          <table:table-cell table:style-name="ce23" office:value-type="string">
            <text:p>REPLY_TIME</text:p>
          </table:table-cell>
          <table:table-cell table:style-name="ce1" office:value-type="string">
            <text:p>LocalEchoVerify</text:p>
          </table:table-cell>
          <table:table-cell/>
        </table:table-row>
        <table:table-row table:style-name="ro1">
          <table:table-cell table:style-name="ce7" office:value-type="float" office:value="43">
            <text:p>43</text:p>
          </table:table-cell>
          <table:table-cell table:style-name="ce14" office:value-type="string">
            <text:p>V</text:p>
          </table:table-cell>
          <table:table-cell table:style-name="ce7" office:value-type="string">
            <text:p>RcvdFrame!=SentFrame</text:p>
          </table:table-cell>
          <table:table-cell table:style-name="ce7" office:value-type="string">
            <text:p>ResetInterface</text:p>
          </table:table-cell>
          <table:table-cell table:style-name="ce22" office:value-type="string">
            <text:p>NO_TKN_TIME</text:p>
          </table:table-cell>
          <table:table-cell table:style-name="ce7" office:value-type="string">
            <text:p>LocalEchoFailure</text:p>
          </table:table-cell>
          <table:table-cell/>
        </table:table-row>
        <table:table-row table:style-name="ro1">
          <table:table-cell table:style-name="ce7" office:value-type="float" office:value="44">
            <text:p>44</text:p>
          </table:table-cell>
          <table:table-cell table:style-name="ce14" office:value-type="string">
            <text:p>T || I</text:p>
          </table:table-cell>
          <table:table-cell table:style-name="ce7"/>
          <table:table-cell table:style-name="ce7" office:value-type="string">
            <text:p>ResetInterface</text:p>
          </table:table-cell>
          <table:table-cell table:style-name="ce22" office:value-type="string">
            <text:p>NO_TKN_TIME</text:p>
          </table:table-cell>
          <table:table-cell table:style-name="ce7" office:value-type="string">
            <text:p>LocalEchoFailure</text:p>
          </table:table-cell>
          <table:table-cell/>
        </table:table-row>
        <table:table-row table:style-name="ro1">
          <table:table-cell table:style-name="ce7" office:value-type="float" office:value="45">
            <text:p>45</text:p>
          </table:table-cell>
          <table:table-cell table:style-name="ce14" office:value-type="string">
            <text:p>V</text:p>
          </table:table-cell>
          <table:table-cell table:style-name="ce7" office:value-type="string">
            <text:p>RcvdFrame==SentFrame</text:p>
          </table:table-cell>
          <table:table-cell table:style-name="ce7"/>
          <table:table-cell table:style-name="ce22" office:value-type="string">
            <text:p>TBD: UseToken</text:p>
          </table:table-cell>
          <table:table-cell table:style-name="ce7" office:value-type="string">
            <text:p>LocalEchoVerify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V</text:p>
          </table:table-cell>
          <table:table-cell office:value-type="string">
            <text:p>DstAddr!=TS</text:p>
          </table:table-cell>
          <table:table-cell/>
          <table:table-cell office:value-type="string">
            <text:p>NO_TKN_TIME</text:p>
          </table:table-cell>
          <table:table-cell office:value-type="string">
            <text:p>ReceivedUnexpectedFram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|| (FrameType!=TEST_RES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&amp;&amp; FrameType!=DATA_NO_REPLY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12"/>
          <table:table-cell table:style-name="ce9" office:value-type="string">
            <text:p>&amp;&amp; FrameType!=REPLY_POSTPONED)</text:p>
          </table:table-cell>
          <table:table-cell table:style-name="ce9"/>
          <table:table-cell table:style-name="ce26"/>
          <table:table-cell table:style-name="ce9"/>
          <table:table-cell/>
        </table:table-row>
        <table:table-row table:style-name="ro1">
          <table:table-cell table:style-name="ce7" office:value-type="float" office:value="47">
            <text:p>47</text:p>
          </table:table-cell>
          <table:table-cell table:style-name="ce14" office:value-type="string">
            <text:p>I</text:p>
          </table:table-cell>
          <table:table-cell table:style-name="ce7"/>
          <table:table-cell table:style-name="ce7" office:value-type="string">
            <text:p>FmtToken</text:p>
          </table:table-cell>
          <table:table-cell table:style-name="ce22" office:value-type="string">
            <text:p>TBD: UseToken</text:p>
          </table:table-cell>
          <table:table-cell table:style-name="ce7" office:value-type="string">
            <text:p>InvalidFrame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V</text:p>
          </table:table-cell>
          <table:table-cell office:value-type="string">
            <text:p>DstAddr==TS</text:p>
          </table:table-cell>
          <table:table-cell office:value-type="string">
            <text:p>PostDataToClient</text:p>
          </table:table-cell>
          <table:table-cell office:value-type="string">
            <text:p>XmtTime</text:p>
          </table:table-cell>
          <table:table-cell office:value-type="string">
            <text:p>ReceivedReply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&amp;&amp; (FrameType==TEST_RESP</text:p>
          </table:table-cell>
          <table:table-cell office:value-type="string">
            <text:p>FmtToken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0"/>
          <table:table-cell table:style-name="ce1" office:value-type="string">
            <text:p>|| FrameType==DATA_NO_REPLY)</text:p>
          </table:table-cell>
          <table:table-cell table:style-name="ce1"/>
          <table:table-cell table:style-name="ce23"/>
          <table:table-cell table:style-name="ce1"/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V</text:p>
          </table:table-cell>
          <table:table-cell office:value-type="string">
            <text:p>DstAddr==TS</text:p>
          </table:table-cell>
          <table:table-cell office:value-type="string">
            <text:p>FmtToken</text:p>
          </table:table-cell>
          <table:table-cell office:value-type="string">
            <text:p>TBD: UseToken</text:p>
          </table:table-cell>
          <table:table-cell office:value-type="string">
            <text:p>ReceivedPostpone</text:p>
          </table:table-cell>
          <table:table-cell/>
        </table:table-row>
        <table:table-row table:style-name="ro1">
          <table:table-cell table:style-name="ce1"/>
          <table:table-cell table:style-name="ce10"/>
          <table:table-cell table:style-name="ce1" office:value-type="string">
            <text:p>&amp;&amp; (FrameType==REPLY_POSTPONED)</text:p>
          </table:table-cell>
          <table:table-cell table:style-name="ce20"/>
          <table:table-cell table:style-name="ce23"/>
          <table:table-cell table:style-name="ce1"/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/>
          <table:table-cell office:value-type="string">
            <text:p>FrameCount=MAX_FRAMES</text:p>
          </table:table-cell>
          <table:table-cell office:value-type="string">
            <text:p>TBD: UseToken</text:p>
          </table:table-cell>
          <table:table-cell office:value-type="string">
            <text:p>ReplyTimeout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9">06/19/2011</text:date>, <text:time>20:3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ve Penner</meta:initial-creator>
    <meta:creation-date>2011-06-15T21:49:29</meta:creation-date>
    <dc:date>2011-06-19T20:30:36</dc:date>
    <dc:creator>Steve Penner</dc:creator>
    <meta:editing-duration>PT74H05M38S</meta:editing-duration>
    <meta:editing-cycles>229</meta:editing-cycles>
    <meta:generator>OpenOffice.org/3.2$Unix OpenOffice.org_project/320m12$Build-9483</meta:generator>
    <meta:document-statistic meta:table-count="3" meta:cell-count="383" meta:object-count="0"/>
  </office:meta>
</office:document-meta>
</file>